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7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use-window-font-color="true" style:font-name="DejaVu Sans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DejaVu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xx" style:country-asian="none" style:font-style-asian="normal" style:font-weight-asian="normal" style:font-name-complex="DejaVu Sans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xx" style:country-asian="none" style:font-style-asian="normal" style:font-weight-asian="normal" style:font-name-complex="DejaVu Sans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DejaVu Sans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 style:data-style-name="N107">
      <style:table-cell-properties style:text-align-source="fix" style:repeat-content="false" fo:padding-bottom="0.049cm" fo:padding-left="0.035cm" fo:padding-right="0.035cm" fo:padding-top="0.049cm"/>
      <style:paragraph-properties fo:text-align="end" fo:margin-left="0cm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107">
      <style:table-cell-properties style:text-align-source="fix" style:repeat-content="false" fo:padding-bottom="0.049cm" fo:padding-left="0.035cm" fo:padding-right="0.035cm" fo:padding-top="0.049cm"/>
      <style:paragraph-properties fo:text-align="end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 style:data-style-name="N107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DejaVu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xx" style:country-asian="none" style:font-style-asian="normal" style:font-weight-asian="normal" style:font-name-complex="DejaVu Sans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7">
      <style:table-cell-properties style:text-align-source="fix" style:repeat-content="false" fo:wrap-option="wrap" fo:padding-bottom="0.049cm" fo:padding-left="0.035cm" fo:padding-right="0.035cm" fo:padding-top="0.049cm"/>
      <style:paragraph-properties fo:text-align="end"/>
      <style:text-properties style:use-window-font-color="true" style:text-outline="false" style:text-line-through-style="none" style:font-name="DejaVu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xx" style:country-asian="none" style:font-style-asian="normal" style:font-weight-asian="normal" style:font-name-complex="DejaVu Sans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7">
      <style:table-cell-properties style:text-align-source="fix" style:repeat-content="false" fo:padding-bottom="0.049cm" fo:padding-left="0.035cm" fo:padding-right="0.035cm" fo:padding-top="0.049cm"/>
      <style:paragraph-properties fo:text-align="end" fo:margin-left="0cm"/>
      <style:text-properties style:use-window-font-color="true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end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use-window-font-color="true" style:font-name="DejaVu San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witcher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9"/>
        <table:table-column table:style-name="co3" table:default-cell-style-name="ce10"/>
        <table:table-column table:style-name="co4" table:default-cell-style-name="ce17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10"/>
        <table:table-column table:style-name="co5" table:number-columns-repeated="1013" table:default-cell-style-name="ce17"/>
        <table:table-column table:style-name="co5" table:number-columns-repeated="2" table:default-cell-style-name="ce18"/>
        <table:table-row table:style-name="ro1">
          <table:table-cell table:style-name="ce1" office:value-type="string">
            <text:p>Mainboard:</text:p>
          </table:table-cell>
          <table:table-cell table:number-columns-repeated="4"/>
          <table:table-cell table:style-name="ce1" office:value-type="string">
            <text:p>Modul "Dual Looper":</text:p>
          </table:table-cell>
          <table:table-cell table:number-columns-repeated="1018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BEL 75x100-1</text:p>
          </table:table-cell>
          <table:table-cell office:value-type="currency" office:currency="EUR" office:value="0.96">
            <text:p>0,96 €</text:p>
          </table:table-cell>
          <table:table-cell table:formula="of:=[.A2]*[.C2]" office:value-type="currency" office:currency="EUR" office:value="0.96">
            <text:p>0,96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BEL 75X100-1</text:p>
          </table:table-cell>
          <table:table-cell office:value-type="currency" office:currency="EUR" office:value="0.96">
            <text:p>0,96 €</text:p>
          </table:table-cell>
          <table:table-cell table:formula="of:=[.F2]*[.H2]" office:value-type="currency" office:currency="EUR" office:value="0.96">
            <text:p>0,96 €</text:p>
          </table:table-cell>
          <table:table-cell table:number-columns-repeated="1015"/>
        </table:table-row>
        <table:table-row table:style-name="ro1">
          <table:table-cell office:value-type="float" office:value="3">
            <text:p>3x</text:p>
          </table:table-cell>
          <table:table-cell office:value-type="string">
            <text:p>MKS-02 100N</text:p>
          </table:table-cell>
          <table:table-cell office:value-type="currency" office:currency="EUR" office:value="0.14">
            <text:p>0,14 €</text:p>
          </table:table-cell>
          <table:table-cell table:formula="of:=[.A3]*[.C3]" office:value-type="currency" office:currency="EUR" office:value="0.42">
            <text:p>0,42 €</text:p>
          </table:table-cell>
          <table:table-cell/>
          <table:table-cell table:style-name="ce3" office:value-type="float" office:value="2">
            <text:p>2x</text:p>
          </table:table-cell>
          <table:table-cell table:style-name="ce8" office:value-type="string">
            <text:p>T 9146 GN</text:p>
          </table:table-cell>
          <table:table-cell table:style-name="ce14" office:value-type="currency" office:currency="EUR" office:value="2.5">
            <text:p>2,50 €</text:p>
          </table:table-cell>
          <table:table-cell table:style-name="ce16" table:formula="of:=[.F3]*[.H3]" office:value-type="currency" office:currency="EUR" office:value="5">
            <text:p>5,00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RAD 100/16</text:p>
          </table:table-cell>
          <table:table-cell office:value-type="currency" office:currency="EUR" office:value="0.04">
            <text:p>0,04 €</text:p>
          </table:table-cell>
          <table:table-cell table:formula="of:=[.A4]*[.C4]" office:value-type="currency" office:currency="EUR" office:value="0.04">
            <text:p>0,04 €</text:p>
          </table:table-cell>
          <table:table-cell/>
          <table:table-cell table:style-name="ce3" office:value-type="float" office:value="2">
            <text:p>2x</text:p>
          </table:table-cell>
          <table:table-cell table:style-name="ce8" office:value-type="string">
            <text:p>1/4W 1,0K</text:p>
          </table:table-cell>
          <table:table-cell table:style-name="ce14" office:value-type="currency" office:currency="EUR" office:value="0.1">
            <text:p>0,10 €</text:p>
          </table:table-cell>
          <table:table-cell table:style-name="ce16" table:formula="of:=[.F4]*[.H4]" office:value-type="currency" office:currency="EUR" office:value="0.2">
            <text:p>0,20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ATMEGA 16-16 DIP</text:p>
          </table:table-cell>
          <table:table-cell office:value-type="currency" office:currency="EUR" office:value="3.65">
            <text:p>3,65 €</text:p>
          </table:table-cell>
          <table:table-cell table:formula="of:=[.A5]*[.C5]" office:value-type="currency" office:currency="EUR" office:value="3.65">
            <text:p>3,65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PFL 10</text:p>
          </table:table-cell>
          <table:table-cell table:style-name="ce9" office:value-type="currency" office:currency="EUR" office:value="0.08">
            <text:p>0,08 €</text:p>
          </table:table-cell>
          <table:table-cell table:formula="of:=[.F5]*[.H5]" office:value-type="currency" office:currency="EUR" office:value="0.16">
            <text:p>0,16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GS 40P</text:p>
          </table:table-cell>
          <table:table-cell office:value-type="currency" office:currency="EUR" office:value="0.55">
            <text:p>0,55 €</text:p>
          </table:table-cell>
          <table:table-cell table:formula="of:=[.A6]*[.C6]" office:value-type="currency" office:currency="EUR" office:value="0.55">
            <text:p>0,55 €</text:p>
          </table:table-cell>
          <table:table-cell/>
          <table:table-cell office:value-type="float" office:value="4">
            <text:p>4x</text:p>
          </table:table-cell>
          <table:table-cell office:value-type="string">
            <text:p>EBS 63P</text:p>
          </table:table-cell>
          <table:table-cell office:value-type="currency" office:currency="EUR" office:value="0.27">
            <text:p>0,27 €</text:p>
          </table:table-cell>
          <table:table-cell table:formula="of:=[.F6]*[.H6]" office:value-type="currency" office:currency="EUR" office:value="1.08">
            <text:p>1,08 €</text:p>
          </table:table-cell>
          <table:table-cell table:number-columns-repeated="1015"/>
        </table:table-row>
        <table:table-row table:style-name="ro1">
          <table:table-cell office:value-type="float" office:value="5">
            <text:p>5x</text:p>
          </table:table-cell>
          <table:table-cell office:value-type="string">
            <text:p>WSL 10G</text:p>
          </table:table-cell>
          <table:table-cell office:value-type="currency" office:currency="EUR" office:value="0.08">
            <text:p>0,08 €</text:p>
          </table:table-cell>
          <table:table-cell table:formula="of:=[.A7]*[.C7]" office:value-type="currency" office:currency="EUR" office:value="0.4">
            <text:p>0,40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G6H-2 6V</text:p>
          </table:table-cell>
          <table:table-cell office:value-type="currency" office:currency="EUR" office:value="2.95">
            <text:p>2,95 €</text:p>
          </table:table-cell>
          <table:table-cell table:formula="of:=[.F7]*[.H7]" office:value-type="currency" office:currency="EUR" office:value="5.9">
            <text:p>5,90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6N 138</text:p>
          </table:table-cell>
          <table:table-cell office:value-type="currency" office:currency="EUR" office:value="0.58">
            <text:p>0,58 €</text:p>
          </table:table-cell>
          <table:table-cell table:formula="of:=[.A8]*[.C8]" office:value-type="currency" office:currency="EUR" office:value="0.58">
            <text:p>0,58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BC 547B</text:p>
          </table:table-cell>
          <table:table-cell office:value-type="currency" office:currency="EUR" office:value="0.04">
            <text:p>0,04 €</text:p>
          </table:table-cell>
          <table:table-cell table:formula="of:=[.F8]*[.H8]" office:value-type="currency" office:currency="EUR" office:value="0.08">
            <text:p>0,08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µA 7805</text:p>
          </table:table-cell>
          <table:table-cell office:value-type="currency" office:currency="EUR" office:value="0.28">
            <text:p>0,28 €</text:p>
          </table:table-cell>
          <table:table-cell table:formula="of:=[.A9]*[.C9]" office:value-type="currency" office:currency="EUR" office:value="0.28">
            <text:p>0,28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1/4W 220</text:p>
          </table:table-cell>
          <table:table-cell office:value-type="currency" office:currency="EUR" office:value="0.1">
            <text:p>0,10 €</text:p>
          </table:table-cell>
          <table:table-cell table:formula="of:=[.F9]*[.H9]" office:value-type="currency" office:currency="EUR" office:value="0.2">
            <text:p>0,20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74HC 14</text:p>
          </table:table-cell>
          <table:table-cell office:value-type="currency" office:currency="EUR" office:value="0.22">
            <text:p>0,22 €</text:p>
          </table:table-cell>
          <table:table-cell table:formula="of:=[.A10]*[.C10]" office:value-type="currency" office:currency="EUR" office:value="0.22">
            <text:p>0,22 €</text:p>
          </table:table-cell>
          <table:table-cell/>
          <table:table-cell office:value-type="float" office:value="4">
            <text:p>4x</text:p>
          </table:table-cell>
          <table:table-cell office:value-type="string">
            <text:p>1/4W 2,2K</text:p>
          </table:table-cell>
          <table:table-cell office:value-type="currency" office:currency="EUR" office:value="0.1">
            <text:p>0,10 €</text:p>
          </table:table-cell>
          <table:table-cell table:formula="of:=[.F10]*[.H10]" office:value-type="currency" office:currency="EUR" office:value="0.4">
            <text:p>0,40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SMD 1/4W 220</text:p>
          </table:table-cell>
          <table:table-cell office:value-type="currency" office:currency="EUR" office:value="0.1">
            <text:p>0,10 €</text:p>
          </table:table-cell>
          <table:table-cell table:formula="of:=[.A11]*[.C11]" office:value-type="currency" office:currency="EUR" office:value="0.1">
            <text:p>0,10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WSL 10G</text:p>
          </table:table-cell>
          <table:table-cell office:value-type="currency" office:currency="EUR" office:value="0.08">
            <text:p>0,08 €</text:p>
          </table:table-cell>
          <table:table-cell table:formula="of:=[.F11]*[.H11]" office:value-type="currency" office:currency="EUR" office:value="0.08">
            <text:p>0,08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SMD 1/4W 1k</text:p>
          </table:table-cell>
          <table:table-cell office:value-type="currency" office:currency="EUR" office:value="0.1">
            <text:p>0,10 €</text:p>
          </table:table-cell>
          <table:table-cell table:formula="of:=[.A12]*[.C12]" office:value-type="currency" office:currency="EUR" office:value="0.1">
            <text:p>0,10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1N 4148</text:p>
          </table:table-cell>
          <table:table-cell office:value-type="currency" office:currency="EUR" office:value="0.02">
            <text:p>0,02 €</text:p>
          </table:table-cell>
          <table:table-cell table:formula="of:=[.F12]*[.H12]" office:value-type="currency" office:currency="EUR" office:value="0.04">
            <text:p>0,04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1/4W10k</text:p>
          </table:table-cell>
          <table:table-cell office:value-type="currency" office:currency="EUR" office:value="0.1">
            <text:p>0,10 €</text:p>
          </table:table-cell>
          <table:table-cell table:formula="of:=[.A13]*[.C13]" office:value-type="currency" office:currency="EUR" office:value="0.1">
            <text:p>0,10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ZF 30</text:p>
          </table:table-cell>
          <table:table-cell office:value-type="currency" office:currency="EUR" office:value="0.04">
            <text:p>0,04 €</text:p>
          </table:table-cell>
          <table:table-cell table:formula="of:=[.F13]*[.H13]" office:value-type="currency" office:currency="EUR" office:value="0.08">
            <text:p>0,08 €</text:p>
          </table:table-cell>
          <table:table-cell table:number-columns-repeated="1015"/>
        </table:table-row>
        <table:table-row table:style-name="ro1">
          <table:table-cell office:value-type="float" office:value="2">
            <text:p>2x</text:p>
          </table:table-cell>
          <table:table-cell office:value-type="string">
            <text:p>1/4W220</text:p>
          </table:table-cell>
          <table:table-cell office:value-type="currency" office:currency="EUR" office:value="0.1">
            <text:p>0,10 €</text:p>
          </table:table-cell>
          <table:table-cell table:formula="of:=[.A14]*[.C14]" office:value-type="currency" office:currency="EUR" office:value="0.2">
            <text:p>0,20 €</text:p>
          </table:table-cell>
          <table:table-cell table:number-columns-repeated="4"/>
          <table:table-cell table:formula="of:=SUM([.I2:.I13])" office:value-type="currency" office:currency="EUR" office:value="14.18">
            <text:p>14,18 €</text:p>
          </table:table-cell>
          <table:table-cell table:number-columns-repeated="1015"/>
        </table:table-row>
        <table:table-row table:style-name="ro1">
          <table:table-cell office:value-type="float" office:value="3">
            <text:p>3x</text:p>
          </table:table-cell>
          <table:table-cell office:value-type="string">
            <text:p>PS 25/2G WS</text:p>
          </table:table-cell>
          <table:table-cell office:value-type="currency" office:currency="EUR" office:value="0.29">
            <text:p>0,29 €</text:p>
          </table:table-cell>
          <table:table-cell table:formula="of:=[.A15]*[.C15]" office:value-type="currency" office:currency="EUR" office:value="0.87">
            <text:p>0,87 €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float" office:value="4">
            <text:p>4x</text:p>
          </table:table-cell>
          <table:table-cell office:value-type="string">
            <text:p>AHS 4,8</text:p>
          </table:table-cell>
          <table:table-cell office:value-type="currency" office:currency="EUR" office:value="0.29">
            <text:p>0,29 €</text:p>
          </table:table-cell>
          <table:table-cell table:formula="of:=[.A16]*[.C16]" office:value-type="currency" office:currency="EUR" office:value="1.16">
            <text:p>1,16 €</text:p>
          </table:table-cell>
          <table:table-cell/>
          <table:table-cell table:style-name="ce1" office:value-type="string">
            <text:p>Modul "Dual Switch":</text:p>
          </table:table-cell>
          <table:table-cell table:number-columns-repeated="1018"/>
        </table:table-row>
        <table:table-row table:style-name="ro1">
          <table:table-cell office:value-type="float" office:value="2">
            <text:p>2x</text:p>
          </table:table-cell>
          <table:table-cell office:value-type="string">
            <text:p>DIO-50S EMS</text:p>
          </table:table-cell>
          <table:table-cell office:value-type="currency" office:currency="EUR" office:value="1.85">
            <text:p>1,85 €</text:p>
          </table:table-cell>
          <table:table-cell table:formula="of:=[.A17]*[.C17]" office:value-type="currency" office:currency="EUR" office:value="3.7">
            <text:p>3,70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BEL 75X100-1</text:p>
          </table:table-cell>
          <table:table-cell office:value-type="currency" office:currency="EUR" office:value="0.96">
            <text:p>0,96 €</text:p>
          </table:table-cell>
          <table:table-cell table:formula="of:=[.F17]*[.H17]" office:value-type="currency" office:currency="EUR" office:value="0.96">
            <text:p>0,96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AWG 28-10F 3M</text:p>
          </table:table-cell>
          <table:table-cell table:style-name="ce10" office:value-type="currency" office:currency="EUR" office:value="2.9">
            <text:p>2,90 €</text:p>
          </table:table-cell>
          <table:table-cell table:formula="of:=[.A18]*[.C18]" office:value-type="currency" office:currency="EUR" office:value="2.9">
            <text:p>2,90 €</text:p>
          </table:table-cell>
          <table:table-cell/>
          <table:table-cell table:style-name="ce3" office:value-type="float" office:value="2">
            <text:p>2x</text:p>
          </table:table-cell>
          <table:table-cell table:style-name="ce8" office:value-type="string">
            <text:p>T 9146 GN</text:p>
          </table:table-cell>
          <table:table-cell table:style-name="ce14" office:value-type="currency" office:currency="EUR" office:value="2.5">
            <text:p>2,50 €</text:p>
          </table:table-cell>
          <table:table-cell table:style-name="ce16" table:formula="of:=[.F18]*[.H18]" office:value-type="currency" office:currency="EUR" office:value="5">
            <text:p>5,00 €</text:p>
          </table:table-cell>
          <table:table-cell table:number-columns-repeated="1015"/>
        </table:table-row>
        <table:table-row table:style-name="ro1">
          <table:table-cell office:value-type="float" office:value="2">
            <text:p>2x</text:p>
          </table:table-cell>
          <table:table-cell office:value-type="string">
            <text:p>PFL 10</text:p>
          </table:table-cell>
          <table:table-cell office:value-type="currency" office:currency="EUR" office:value="0.08">
            <text:p>0,08 €</text:p>
          </table:table-cell>
          <table:table-cell table:formula="of:=[.A19]*[.C19]" office:value-type="currency" office:currency="EUR" office:value="0.16">
            <text:p>0,16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PFL 10</text:p>
          </table:table-cell>
          <table:table-cell table:style-name="ce9" office:value-type="currency" office:currency="EUR" office:value="0.08">
            <text:p>0,08 €</text:p>
          </table:table-cell>
          <table:table-cell table:formula="of:=[.F19]*[.H19]" office:value-type="currency" office:currency="EUR" office:value="0.16">
            <text:p>0,16 €</text:p>
          </table:table-cell>
          <table:table-cell table:number-columns-repeated="1015"/>
        </table:table-row>
        <table:table-row table:style-name="ro2">
          <table:table-cell office:value-type="float" office:value="2">
            <text:p>2x</text:p>
          </table:table-cell>
          <table:table-cell office:value-type="string">
            <text:p>EBS 63P</text:p>
          </table:table-cell>
          <table:table-cell table:style-name="ce10" office:value-type="currency" office:currency="EUR" office:value="0.27">
            <text:p>0,27 €</text:p>
          </table:table-cell>
          <table:table-cell table:formula="of:=[.A20]*[.C20]" office:value-type="currency" office:currency="EUR" office:value="0.54">
            <text:p>0,54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EBS 63P</text:p>
          </table:table-cell>
          <table:table-cell office:value-type="currency" office:currency="EUR" office:value="0.27">
            <text:p>0,27 €</text:p>
          </table:table-cell>
          <table:table-cell table:formula="of:=[.F20]*[.H20]" office:value-type="currency" office:currency="EUR" office:value="0.54">
            <text:p>0,54 €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SUM([.D2:.D18])" office:value-type="currency" office:currency="EUR" office:value="16.23">
            <text:p>16,23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SIL 7271-L 5V</text:p>
          </table:table-cell>
          <table:table-cell office:value-type="currency" office:currency="EUR" office:value="1.6">
            <text:p>1,60 €</text:p>
          </table:table-cell>
          <table:table-cell table:formula="of:=[.F21]*[.H21]" office:value-type="currency" office:currency="EUR" office:value="3.2">
            <text:p>3,20 €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1"/>
          <table:table-cell table:number-columns-repeated="2"/>
          <table:table-cell office:value-type="float" office:value="2">
            <text:p>2x</text:p>
          </table:table-cell>
          <table:table-cell office:value-type="string">
            <text:p>BC 547B</text:p>
          </table:table-cell>
          <table:table-cell office:value-type="currency" office:currency="EUR" office:value="0.04">
            <text:p>0,04 €</text:p>
          </table:table-cell>
          <table:table-cell table:formula="of:=[.F22]*[.H22]" office:value-type="currency" office:currency="EUR" office:value="0.08">
            <text:p>0,08 €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5"/>
          <table:table-cell table:style-name="ce10"/>
          <table:table-cell table:number-columns-repeated="2"/>
          <table:table-cell office:value-type="float" office:value="2">
            <text:p>2x</text:p>
          </table:table-cell>
          <table:table-cell office:value-type="string">
            <text:p>1/4W 470</text:p>
          </table:table-cell>
          <table:table-cell office:value-type="currency" office:currency="EUR" office:value="0.1">
            <text:p>0,10 €</text:p>
          </table:table-cell>
          <table:table-cell table:formula="of:=[.F23]*[.H23]" office:value-type="currency" office:currency="EUR" office:value="0.2">
            <text:p>0,20 €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Spannungsversorgung:</text:p>
          </table:table-cell>
          <table:table-cell table:style-name="ce5"/>
          <table:table-cell table:style-name="ce10"/>
          <table:table-cell table:number-columns-repeated="2"/>
          <table:table-cell office:value-type="float" office:value="4">
            <text:p>4x</text:p>
          </table:table-cell>
          <table:table-cell office:value-type="string">
            <text:p>1/4W 2,2K</text:p>
          </table:table-cell>
          <table:table-cell office:value-type="currency" office:currency="EUR" office:value="0.1">
            <text:p>0,10 €</text:p>
          </table:table-cell>
          <table:table-cell table:formula="of:=[.F24]*[.H24]" office:value-type="currency" office:currency="EUR" office:value="0.4">
            <text:p>0,40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BEL 160x100-1</text:p>
          </table:table-cell>
          <table:table-cell office:value-type="currency" office:currency="EUR" office:value="1.7">
            <text:p>1,70 €</text:p>
          </table:table-cell>
          <table:table-cell table:formula="of:=[.A25]*[.C25]" office:value-type="currency" office:currency="EUR" office:value="1.7">
            <text:p>1,70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WSL 10G</text:p>
          </table:table-cell>
          <table:table-cell office:value-type="currency" office:currency="EUR" office:value="0.08">
            <text:p>0,08 €</text:p>
          </table:table-cell>
          <table:table-cell table:formula="of:=[.F25]*[.H25]" office:value-type="currency" office:currency="EUR" office:value="0.08">
            <text:p>0,08 €</text:p>
          </table:table-cell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6" office:value-type="string">
            <text:p>421.15-1</text:p>
          </table:table-cell>
          <table:table-cell table:style-name="ce10" office:value-type="currency" office:currency="EUR" office:value="3.2">
            <text:p>3,20 €</text:p>
          </table:table-cell>
          <table:table-cell table:formula="of:=[.A26]*[.C26]" office:value-type="currency" office:currency="EUR" office:value="3.2">
            <text:p>3,20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1N 4148</text:p>
          </table:table-cell>
          <table:table-cell office:value-type="currency" office:currency="EUR" office:value="0.02">
            <text:p>0,02 €</text:p>
          </table:table-cell>
          <table:table-cell table:formula="of:=[.F26]*[.H26]" office:value-type="currency" office:currency="EUR" office:value="0.04">
            <text:p>0,04 €</text:p>
          </table:table-cell>
          <table:table-cell table:number-columns-repeated="1015"/>
        </table:table-row>
        <table:table-row table:style-name="ro2">
          <table:table-cell office:value-type="float" office:value="1">
            <text:p>1x</text:p>
          </table:table-cell>
          <table:table-cell table:style-name="ce5" office:value-type="string">
            <text:p>EI 54/18,8 112 </text:p>
          </table:table-cell>
          <table:table-cell table:style-name="ce10" office:value-type="currency" office:currency="EUR" office:value="6.2">
            <text:p>6,20 €</text:p>
          </table:table-cell>
          <table:table-cell table:formula="of:=[.A27]*[.C27]" office:value-type="currency" office:currency="EUR" office:value="6.2">
            <text:p>6,20 €</text:p>
          </table:table-cell>
          <table:table-cell table:number-columns-repeated="4"/>
          <table:table-cell table:formula="of:=SUM([.I17:.I26])" office:value-type="currency" office:currency="EUR" office:value="10.66">
            <text:p>10,66 €</text:p>
          </table:table-cell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7" office:value-type="string">
            <text:p>SMD DF 02  </text:p>
          </table:table-cell>
          <table:table-cell table:style-name="ce12" office:value-type="currency" office:currency="EUR" office:value="0.21">
            <text:p>0,21 €</text:p>
          </table:table-cell>
          <table:table-cell table:formula="of:=[.A28]*[.C28]" office:value-type="currency" office:currency="EUR" office:value="0.21">
            <text:p>0,21 €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3">
          <table:table-cell office:value-type="float" office:value="6">
            <text:p>6x</text:p>
          </table:table-cell>
          <table:table-cell table:style-name="ce7" office:value-type="string">
            <text:p>1N 4001</text:p>
          </table:table-cell>
          <table:table-cell table:style-name="ce12" office:value-type="currency" office:currency="EUR" office:value="0.02">
            <text:p>0,02 €</text:p>
          </table:table-cell>
          <table:table-cell table:formula="of:=[.A29]*[.C29]" office:value-type="currency" office:currency="EUR" office:value="0.12">
            <text:p>0,12 €</text:p>
          </table:table-cell>
          <table:table-cell/>
          <table:table-cell table:style-name="ce1" office:value-type="string">
            <text:p>Programmer</text:p>
          </table:table-cell>
          <table:table-cell table:number-columns-repeated="1018"/>
        </table:table-row>
        <table:table-row table:style-name="ro3">
          <table:table-cell office:value-type="float" office:value="4">
            <text:p>4x</text:p>
          </table:table-cell>
          <table:table-cell table:style-name="ce7" office:value-type="string">
            <text:p>X7R-G0805 100N</text:p>
          </table:table-cell>
          <table:table-cell table:style-name="ce12" office:value-type="currency" office:currency="EUR" office:value="0.05">
            <text:p>0,05 €</text:p>
          </table:table-cell>
          <table:table-cell table:formula="of:=[.A30]*[.C30]" office:value-type="currency" office:currency="EUR" office:value="0.2">
            <text:p>0,20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BEL 75x100-1</text:p>
          </table:table-cell>
          <table:table-cell table:style-name="ce9" office:value-type="currency" office:currency="EUR" office:value="0.96">
            <text:p>0,96 €</text:p>
          </table:table-cell>
          <table:table-cell table:formula="of:=[.F30]*[.H30]" office:value-type="currency" office:currency="EUR" office:value="0.96">
            <text:p>0,96 €</text:p>
          </table:table-cell>
          <table:table-cell table:number-columns-repeated="1015"/>
        </table:table-row>
        <table:table-row table:style-name="ro3">
          <table:table-cell office:value-type="float" office:value="2">
            <text:p>2x</text:p>
          </table:table-cell>
          <table:table-cell table:style-name="ce7" office:value-type="string">
            <text:p>SMD-1812 330N</text:p>
          </table:table-cell>
          <table:table-cell table:style-name="ce12" office:value-type="currency" office:currency="EUR" office:value="0.52">
            <text:p>0,52 €</text:p>
          </table:table-cell>
          <table:table-cell table:formula="of:=[.A31]*[.C31]" office:value-type="currency" office:currency="EUR" office:value="1.04">
            <text:p>1,04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X7R-G1206 100N</text:p>
          </table:table-cell>
          <table:table-cell office:value-type="currency" office:currency="EUR" office:value="0.05">
            <text:p>0,05 €</text:p>
          </table:table-cell>
          <table:table-cell table:formula="of:=[.F31]*[.H31]" office:value-type="currency" office:currency="EUR" office:value="0.1">
            <text:p>0,10 €</text:p>
          </table:table-cell>
          <table:table-cell table:number-columns-repeated="1015"/>
        </table:table-row>
        <table:table-row table:style-name="ro3">
          <table:table-cell office:value-type="float" office:value="2">
            <text:p>2x</text:p>
          </table:table-cell>
          <table:table-cell table:style-name="ce7" office:value-type="string">
            <text:p>RAD FC 470/63</text:p>
          </table:table-cell>
          <table:table-cell table:style-name="ce12" office:value-type="currency" office:currency="EUR" office:value="0.72">
            <text:p>0,72 €</text:p>
          </table:table-cell>
          <table:table-cell table:formula="of:=[.A32]*[.C32]" office:value-type="currency" office:currency="EUR" office:value="1.44">
            <text:p>1,44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X7R-G1206 10/25</text:p>
          </table:table-cell>
          <table:table-cell office:value-type="currency" office:currency="EUR" office:value="0.24">
            <text:p>0,24 €</text:p>
          </table:table-cell>
          <table:table-cell table:formula="of:=[.F32]*[.H32]" office:value-type="currency" office:currency="EUR" office:value="0.24">
            <text:p>0,24 €</text:p>
          </table:table-cell>
          <table:table-cell table:number-columns-repeated="1015"/>
        </table:table-row>
        <table:table-row table:style-name="ro3">
          <table:table-cell office:value-type="float" office:value="3">
            <text:p>3x</text:p>
          </table:table-cell>
          <table:table-cell table:style-name="ce7" office:value-type="string">
            <text:p>µA 7809</text:p>
          </table:table-cell>
          <table:table-cell table:style-name="ce12" office:value-type="currency" office:currency="EUR" office:value="0.32">
            <text:p>0,32 €</text:p>
          </table:table-cell>
          <table:table-cell table:formula="of:=[.A33]*[.C33]" office:value-type="currency" office:currency="EUR" office:value="0.96">
            <text:p>0,96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NPO-G1206 22P</text:p>
          </table:table-cell>
          <table:table-cell office:value-type="currency" office:currency="EUR" office:value="0.05">
            <text:p>0,05 €</text:p>
          </table:table-cell>
          <table:table-cell table:formula="of:=[.F33]*[.H33]" office:value-type="currency" office:currency="EUR" office:value="0.1">
            <text:p>0,10 €</text:p>
          </table:table-cell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7" office:value-type="string">
            <text:p>µA 7812</text:p>
          </table:table-cell>
          <table:table-cell table:style-name="ce10" office:value-type="currency" office:currency="EUR" office:value="0.3">
            <text:p>0,30 €</text:p>
          </table:table-cell>
          <table:table-cell table:formula="of:=[.A34]*[.C34]" office:value-type="currency" office:currency="EUR" office:value="0.3">
            <text:p>0,30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SMD ZD 3,3</text:p>
          </table:table-cell>
          <table:table-cell office:value-type="currency" office:currency="EUR" office:value="0.05">
            <text:p>0,05 €</text:p>
          </table:table-cell>
          <table:table-cell table:formula="of:=[.F34]*[.H34]" office:value-type="currency" office:currency="EUR" office:value="0.1">
            <text:p>0,10 €</text:p>
          </table:table-cell>
          <table:table-cell table:number-columns-repeated="1015"/>
        </table:table-row>
        <table:table-row table:style-name="ro3">
          <table:table-cell office:value-type="float" office:value="5">
            <text:p>5x</text:p>
          </table:table-cell>
          <table:table-cell table:style-name="ce7" office:value-type="string">
            <text:p>X7R-G0805 1,0/16</text:p>
          </table:table-cell>
          <table:table-cell table:style-name="ce10" office:value-type="currency" office:currency="EUR" office:value="0.05">
            <text:p>0,05 €</text:p>
          </table:table-cell>
          <table:table-cell table:formula="of:=[.A35]*[.C35]" office:value-type="currency" office:currency="EUR" office:value="0.25">
            <text:p>0,25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ATTINY 44-20 SSU</text:p>
          </table:table-cell>
          <table:table-cell office:value-type="currency" office:currency="EUR" office:value="2.35">
            <text:p>2,35 €</text:p>
          </table:table-cell>
          <table:table-cell table:formula="of:=[.F35]*[.H35]" office:value-type="currency" office:currency="EUR" office:value="2.35">
            <text:p>2,35 €</text:p>
          </table:table-cell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7" office:value-type="string">
            <text:p>KES 3SI</text:p>
          </table:table-cell>
          <table:table-cell table:style-name="ce10" office:value-type="currency" office:currency="EUR" office:value="1.25">
            <text:p>1,25 €</text:p>
          </table:table-cell>
          <table:table-cell table:formula="of:=[.A36]*[.C36]" office:value-type="currency" office:currency="EUR" office:value="1.25">
            <text:p>1,25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SMD-LED 0805 GN</text:p>
          </table:table-cell>
          <table:table-cell office:value-type="currency" office:currency="EUR" office:value="0.09">
            <text:p>0,09 €</text:p>
          </table:table-cell>
          <table:table-cell table:formula="of:=[.F36]*[.H36]" office:value-type="currency" office:currency="EUR" office:value="0.09">
            <text:p>0,09 €</text:p>
          </table:table-cell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7" office:value-type="string">
            <text:p>FLINK 1,8A</text:p>
          </table:table-cell>
          <table:table-cell table:style-name="ce10" office:value-type="currency" office:currency="EUR" office:value="0.29">
            <text:p>0,29 €</text:p>
          </table:table-cell>
          <table:table-cell table:formula="of:=[.A37]*[.C37]" office:value-type="currency" office:currency="EUR" office:value="0.29">
            <text:p>0,29 €</text:p>
          </table:table-cell>
          <table:table-cell/>
          <table:table-cell office:value-type="float" office:value="1">
            <text:p>1x</text:p>
          </table:table-cell>
          <table:table-cell office:value-type="string">
            <text:p>12,0000-HC49-SMD</text:p>
          </table:table-cell>
          <table:table-cell office:value-type="currency" office:currency="EUR" office:value="0.24">
            <text:p>0,24 €</text:p>
          </table:table-cell>
          <table:table-cell table:formula="of:=[.F37]*[.H37]" office:value-type="currency" office:currency="EUR" office:value="0.24">
            <text:p>0,24 €</text:p>
          </table:table-cell>
          <table:table-cell table:number-columns-repeated="1015"/>
        </table:table-row>
        <table:table-row table:style-name="ro3">
          <table:table-cell office:value-type="float" office:value="5">
            <text:p>5x</text:p>
          </table:table-cell>
          <table:table-cell table:style-name="ce7" office:value-type="string">
            <text:p>AHS 9,5</text:p>
          </table:table-cell>
          <table:table-cell table:style-name="ce13" office:value-type="currency" office:currency="EUR" office:value="0.42">
            <text:p>0,42 €</text:p>
          </table:table-cell>
          <table:table-cell table:formula="of:=[.A38]*[.C38]" office:value-type="currency" office:currency="EUR" office:value="2.1">
            <text:p>2,10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SMD 1/4W 51</text:p>
          </table:table-cell>
          <table:table-cell office:value-type="currency" office:currency="EUR" office:value="0.1">
            <text:p>0,10 €</text:p>
          </table:table-cell>
          <table:table-cell table:formula="of:=[.F38]*[.H38]" office:value-type="currency" office:currency="EUR" office:value="0.2">
            <text:p>0,20 €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1"/>
          <table:table-cell table:formula="of:=SUM([.D25:.D37])" office:value-type="currency" office:currency="EUR" office:value="17.16">
            <text:p>17,16 €</text:p>
          </table:table-cell>
          <table:table-cell/>
          <table:table-cell office:value-type="float" office:value="2">
            <text:p>2x</text:p>
          </table:table-cell>
          <table:table-cell office:value-type="string">
            <text:p>SMD 1/4W 510</text:p>
          </table:table-cell>
          <table:table-cell office:value-type="currency" office:currency="EUR" office:value="0.1">
            <text:p>0,10 €</text:p>
          </table:table-cell>
          <table:table-cell table:formula="of:=[.F39]*[.H39]" office:value-type="currency" office:currency="EUR" office:value="0.2">
            <text:p>0,20 €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1"/>
          <table:table-cell table:style-name="ce15"/>
          <table:table-cell/>
          <table:table-cell office:value-type="float" office:value="1">
            <text:p>1x</text:p>
          </table:table-cell>
          <table:table-cell office:value-type="string">
            <text:p>SMD 1/4W 1,0K</text:p>
          </table:table-cell>
          <table:table-cell office:value-type="currency" office:currency="EUR" office:value="0.1">
            <text:p>0,10 €</text:p>
          </table:table-cell>
          <table:table-cell table:formula="of:=[.F40]*[.H40]" office:value-type="currency" office:currency="EUR" office:value="0.1">
            <text:p>0,10 €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4"/>
          <table:table-cell office:value-type="float" office:value="1">
            <text:p>1x</text:p>
          </table:table-cell>
          <table:table-cell office:value-type="string">
            <text:p>SMD 1/4W 10K</text:p>
          </table:table-cell>
          <table:table-cell office:value-type="currency" office:currency="EUR" office:value="0.1">
            <text:p>0,10 €</text:p>
          </table:table-cell>
          <table:table-cell table:formula="of:=[.F41]*[.H41]" office:value-type="currency" office:currency="EUR" office:value="0.1">
            <text:p>0,10 €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TRL-DOG:</text:p>
          </table:table-cell>
          <table:table-cell table:number-columns-repeated="4"/>
          <table:table-cell office:value-type="float" office:value="1">
            <text:p>1x</text:p>
          </table:table-cell>
          <table:table-cell table:style-name="ce5" office:value-type="string">
            <text:p>USB BW SMD</text:p>
          </table:table-cell>
          <table:table-cell table:style-name="ce11" office:value-type="currency" office:currency="EUR" office:value="0.62">
            <text:p>0,62 €</text:p>
          </table:table-cell>
          <table:table-cell table:formula="of:=[.F42]*[.H42]" office:value-type="currency" office:currency="EUR" office:value="0.62">
            <text:p>0,62 €</text:p>
          </table:table-cell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office:value-type="string">
            <text:p>BEL 75x100-1</text:p>
          </table:table-cell>
          <table:table-cell office:value-type="currency" office:currency="EUR" office:value="0.96">
            <text:p>0,96 €</text:p>
          </table:table-cell>
          <table:table-cell table:formula="of:=[.A43]*[.C43]" office:value-type="currency" office:currency="EUR" office:value="0.96">
            <text:p>0,96 €</text:p>
          </table:table-cell>
          <table:table-cell/>
          <table:table-cell office:value-type="float" office:value="1">
            <text:p>1x</text:p>
          </table:table-cell>
          <table:table-cell table:style-name="ce5" office:value-type="string">
            <text:p>SL 2X10G SMD2,54</text:p>
          </table:table-cell>
          <table:table-cell table:style-name="ce11" office:value-type="currency" office:currency="EUR" office:value="0.48">
            <text:p>0,48 €</text:p>
          </table:table-cell>
          <table:table-cell table:formula="of:=[.F43]*[.H43]" office:value-type="currency" office:currency="EUR" office:value="0.48">
            <text:p>0,48 €</text:p>
          </table:table-cell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6" office:value-type="string">
            <text:p>EADOGM162E-A</text:p>
          </table:table-cell>
          <table:table-cell table:style-name="ce13" office:value-type="currency" office:currency="EUR" office:value="11.85">
            <text:p>11,85 €</text:p>
          </table:table-cell>
          <table:table-cell table:formula="of:=[.A44]*[.C44]" office:value-type="currency" office:currency="EUR" office:value="11.85">
            <text:p>11,85 €</text:p>
          </table:table-cell>
          <table:table-cell table:number-columns-repeated="2"/>
          <table:table-cell table:style-name="ce5"/>
          <table:table-cell table:style-name="ce11"/>
          <table:table-cell table:style-name="ce15" table:formula="of:=SUM([.I30:.I43])" office:value-type="currency" office:currency="EUR" office:value="5.88">
            <text:p>5,88 €</text:p>
          </table:table-cell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6" office:value-type="string">
            <text:p>EA LED55X31-G</text:p>
          </table:table-cell>
          <table:table-cell table:style-name="ce13" office:value-type="currency" office:currency="EUR" office:value="3.15">
            <text:p>3,15 €</text:p>
          </table:table-cell>
          <table:table-cell table:formula="of:=[.A45]*[.C45]" office:value-type="currency" office:currency="EUR" office:value="3.15">
            <text:p>3,15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6" office:value-type="string">
            <text:p>KNOPF 13-164E</text:p>
          </table:table-cell>
          <table:table-cell table:style-name="ce13" office:value-type="currency" office:currency="EUR" office:value="0.39">
            <text:p>0,39 €</text:p>
          </table:table-cell>
          <table:table-cell table:formula="of:=[.A46]*[.C46]" office:value-type="currency" office:currency="EUR" office:value="0.39">
            <text:p>0,39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6" office:value-type="string">
            <text:p>STEC12E08</text:p>
          </table:table-cell>
          <table:table-cell table:style-name="ce13" office:value-type="currency" office:currency="EUR" office:value="1.9">
            <text:p>1,90 €</text:p>
          </table:table-cell>
          <table:table-cell table:formula="of:=[.A47]*[.C47]" office:value-type="currency" office:currency="EUR" office:value="1.9">
            <text:p>1,90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3">
          <table:table-cell office:value-type="float" office:value="1">
            <text:p>1x</text:p>
          </table:table-cell>
          <table:table-cell table:style-name="ce6" office:value-type="string">
            <text:p>ATMEGA 8-16 DIP</text:p>
          </table:table-cell>
          <table:table-cell table:style-name="ce13" office:value-type="currency" office:currency="EUR" office:value="2.6">
            <text:p>2,60 €</text:p>
          </table:table-cell>
          <table:table-cell table:formula="of:=[.A48]*[.C48]" office:value-type="currency" office:currency="EUR" office:value="2.6">
            <text:p>2,60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table:style-name="ce5" office:value-type="string">
            <text:p>SL 2X10G SMD2,54</text:p>
          </table:table-cell>
          <table:table-cell table:style-name="ce11" office:value-type="currency" office:currency="EUR" office:value="0.48">
            <text:p>0,48 €</text:p>
          </table:table-cell>
          <table:table-cell table:formula="of:=[.A49]*[.C49]" office:value-type="currency" office:currency="EUR" office:value="0.48">
            <text:p>0,48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table:style-name="ce5" office:value-type="string">
            <text:p>X7R-G0805 100N</text:p>
          </table:table-cell>
          <table:table-cell table:style-name="ce11" office:value-type="currency" office:currency="EUR" office:value="0.05">
            <text:p>0,05 €</text:p>
          </table:table-cell>
          <table:table-cell table:formula="of:=[.A50]*[.C50]" office:value-type="currency" office:currency="EUR" office:value="0.05">
            <text:p>0,05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1">
          <table:table-cell office:value-type="float" office:value="1">
            <text:p>1x</text:p>
          </table:table-cell>
          <table:table-cell table:style-name="ce5" office:value-type="string">
            <text:p>SMD 1/4W 10K</text:p>
          </table:table-cell>
          <table:table-cell table:style-name="ce11" office:value-type="currency" office:currency="EUR" office:value="0.1">
            <text:p>0,10 €</text:p>
          </table:table-cell>
          <table:table-cell table:formula="of:=[.A51]*[.C51]" office:value-type="currency" office:currency="EUR" office:value="0.1">
            <text:p>0,10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1">
          <table:table-cell office:value-type="float" office:value="2">
            <text:p>2x</text:p>
          </table:table-cell>
          <table:table-cell table:style-name="ce5" office:value-type="string">
            <text:p>SMD 1/4W 56</text:p>
          </table:table-cell>
          <table:table-cell table:style-name="ce11" office:value-type="currency" office:currency="EUR" office:value="0.1">
            <text:p>0,10 €</text:p>
          </table:table-cell>
          <table:table-cell table:formula="of:=[.A52]*[.C52]" office:value-type="currency" office:currency="EUR" office:value="0.2">
            <text:p>0,20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3">
          <table:table-cell office:value-type="float" office:value="4">
            <text:p>4x</text:p>
          </table:table-cell>
          <table:table-cell table:style-name="ce6" office:value-type="string">
            <text:p>AHS 15,9</text:p>
          </table:table-cell>
          <table:table-cell table:style-name="ce13" office:value-type="currency" office:currency="EUR" office:value="0.42">
            <text:p>0,42 €</text:p>
          </table:table-cell>
          <table:table-cell table:formula="of:=[.A53]*[.C53]" office:value-type="currency" office:currency="EUR" office:value="1.68">
            <text:p>1,68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1">
          <table:table-cell/>
          <table:table-cell table:style-name="ce5"/>
          <table:table-cell table:style-name="ce11"/>
          <table:table-cell table:style-name="ce15" table:formula="of:=SUM([.D43:.D53])" office:value-type="currency" office:currency="EUR" office:value="23.36">
            <text:p>23,36 €</text:p>
          </table:table-cell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1" table:number-rows-repeated="2">
          <table:table-cell/>
          <table:table-cell table:style-name="ce5"/>
          <table:table-cell table:style-name="ce11"/>
          <table:table-cell table:style-name="ce15"/>
          <table:table-cell table:number-columns-repeated="2"/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3">
          <table:table-cell/>
          <table:table-cell table:style-name="ce5"/>
          <table:table-cell table:style-name="ce11"/>
          <table:table-cell table:style-name="ce15"/>
          <table:table-cell/>
          <table:table-cell table:style-name="ce1" office:value-type="string">
            <text:p>Beispiel (haggl):</text:p>
          </table:table-cell>
          <table:table-cell table:style-name="ce5"/>
          <table:table-cell table:style-name="ce11"/>
          <table:table-cell table:style-name="ce15"/>
          <table:table-cell table:number-columns-repeated="1015"/>
        </table:table-row>
        <table:table-row table:style-name="ro3">
          <table:table-cell table:style-name="ce1"/>
          <table:table-cell table:number-columns-repeated="4"/>
          <table:table-cell office:value-type="float" office:value="1">
            <text:p>1x</text:p>
          </table:table-cell>
          <table:table-cell table:style-name="ce5" office:value-type="string">
            <text:p>Rackgehäuse</text:p>
          </table:table-cell>
          <table:table-cell table:style-name="ce11" office:value-type="currency" office:currency="EUR" office:value="45">
            <text:p>45,00 €</text:p>
          </table:table-cell>
          <table:table-cell table:style-name="ce15" table:formula="of:=[.F58]*[.H58]" office:value-type="currency" office:currency="EUR" office:value="45">
            <text:p>45,00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>
            <text:p>1x</text:p>
          </table:table-cell>
          <table:table-cell table:style-name="ce5" office:value-type="string">
            <text:p>Stromversorgung</text:p>
          </table:table-cell>
          <table:table-cell table:style-name="ce11" table:formula="of:=[.D39]" office:value-type="currency" office:currency="EUR" office:value="17.16">
            <text:p>17,16 €</text:p>
          </table:table-cell>
          <table:table-cell table:style-name="ce15" table:formula="of:=[.F59]*[.H59]" office:value-type="currency" office:currency="EUR" office:value="17.16">
            <text:p>17,16 €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14"/>
          <table:table-cell table:style-name="ce16"/>
          <table:table-cell/>
          <table:table-cell office:value-type="float" office:value="1">
            <text:p>1x</text:p>
          </table:table-cell>
          <table:table-cell table:style-name="ce5" office:value-type="string">
            <text:p>Mainboard</text:p>
          </table:table-cell>
          <table:table-cell table:style-name="ce11" table:formula="of:=[.D21]" office:value-type="currency" office:currency="EUR" office:value="16.23">
            <text:p>16,23 €</text:p>
          </table:table-cell>
          <table:table-cell table:style-name="ce15" table:formula="of:=[.F60]*[.H60]" office:value-type="currency" office:currency="EUR" office:value="16.23">
            <text:p>16,23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">
            <text:p>2x</text:p>
          </table:table-cell>
          <table:table-cell table:style-name="ce5" office:value-type="string">
            <text:p>+-- DL</text:p>
          </table:table-cell>
          <table:table-cell table:style-name="ce11" table:formula="of:=[.I14]" office:value-type="currency" office:currency="EUR" office:value="14.18">
            <text:p>14,18 €</text:p>
          </table:table-cell>
          <table:table-cell table:style-name="ce15" table:formula="of:=[.F61]*[.H61]" office:value-type="currency" office:currency="EUR" office:value="28.36">
            <text:p>28,36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">
            <text:p>2x</text:p>
          </table:table-cell>
          <table:table-cell table:style-name="ce5" office:value-type="string">
            <text:p>+-- DL</text:p>
          </table:table-cell>
          <table:table-cell table:style-name="ce11" table:formula="of:=[.I14]" office:value-type="currency" office:currency="EUR" office:value="14.18">
            <text:p>14,18 €</text:p>
          </table:table-cell>
          <table:table-cell table:style-name="ce15" table:formula="of:=[.F62]*[.H62]" office:value-type="currency" office:currency="EUR" office:value="28.36">
            <text:p>28,36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2">
            <text:p>2x</text:p>
          </table:table-cell>
          <table:table-cell table:style-name="ce5" office:value-type="string">
            <text:p>+-- DS</text:p>
          </table:table-cell>
          <table:table-cell table:style-name="ce11" table:formula="of:=[.I27]" office:value-type="currency" office:currency="EUR" office:value="10.66">
            <text:p>10,66 €</text:p>
          </table:table-cell>
          <table:table-cell table:style-name="ce15" table:formula="of:=[.F63]*[.H63]" office:value-type="currency" office:currency="EUR" office:value="21.32">
            <text:p>21,32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>
            <text:p>1x</text:p>
          </table:table-cell>
          <table:table-cell table:style-name="ce5" office:value-type="string">
            <text:p>CTRL-DOG</text:p>
          </table:table-cell>
          <table:table-cell table:style-name="ce11" table:formula="of:=[.D54]" office:value-type="currency" office:currency="EUR" office:value="23.36">
            <text:p>23,36 €</text:p>
          </table:table-cell>
          <table:table-cell table:style-name="ce15" table:formula="of:=[.F64]*[.H64]" office:value-type="currency" office:currency="EUR" office:value="23.36">
            <text:p>23,36 €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float" office:value="2">
            <text:p>2x</text:p>
          </table:table-cell>
          <table:table-cell table:style-name="ce5" office:value-type="string">
            <text:p>Programmer</text:p>
          </table:table-cell>
          <table:table-cell table:style-name="ce11" table:formula="of:=[.I44]" office:value-type="currency" office:currency="EUR" office:value="5.88">
            <text:p>5,88 €</text:p>
          </table:table-cell>
          <table:table-cell table:style-name="ce15" table:formula="of:=[.F65]*[.H65]" office:value-type="currency" office:currency="EUR" office:value="11.76">
            <text:p>11,76 €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/>
          <table:table-cell table:style-name="ce11"/>
          <table:table-cell table:style-name="ce15" table:formula="of:=SUM([.I58:.I64])" office:value-type="currency" office:currency="EUR" office:value="179.79">
            <text:p>179,79 €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min-integer-digits="1"/>
      <number:text>x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.03.2012</text:date>, <text:time>01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6T21:28:08</meta:creation-date>
    <dc:date>2012-03-22T01:20:00</dc:date>
    <meta:editing-duration>PT39H21M51S</meta:editing-duration>
    <meta:editing-cycles>29</meta:editing-cycles>
    <meta:generator>OpenOffice.org/3.2$Unix OpenOffice.org_project/320m19$Build-9505</meta:generator>
    <meta:document-statistic meta:table-count="1" meta:cell-count="366" meta:object-count="0"/>
  </office:meta>
</office:document-meta>
</file>